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sc_WORD,rule</text:p>
          </table:table-cell>
          <table:table-cell office:value-type="float" office:value="451" calcext:value-type="float">
            <text:p>451</text:p>
          </table:table-cell>
          <table:table-cell office:value-type="float" office:value="3.86118500982658" calcext:value-type="float">
            <text:p>3,86</text:p>
          </table:table-cell>
          <table:table-cell table:formula="of:=(1000000*[.D2])/[.C2]" office:value-type="float" office:value="8561.38583110107" calcext:value-type="float">
            <text:p>8561,39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3.86118500982658" calcext:value-type="float">
            <text:p>3,86</text:p>
          </table:table-cell>
          <table:table-cell table:formula="of:=(1000000*[.D3])/[.C3]" office:value-type="float" office:value="35101.6819075144" calcext:value-type="float">
            <text:p>35101,68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cc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3.86118500982658" calcext:value-type="float">
            <text:p>3,86</text:p>
          </table:table-cell>
          <table:table-cell table:formula="of:=(1000000*[.D4])/[.C4]" office:value-type="float" office:value="11323.1231959724" calcext:value-type="float">
            <text:p>11323,1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dd_WOR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5])/[.C5]" office:value-type="float" office:value="113.231231959724" calcext:value-type="float">
            <text:p>113,2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mon_dd_WOR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3.86118500982658" calcext:value-type="float">
            <text:p>3,86</text:p>
          </table:table-cell>
          <table:table-cell table:formula="of:=(1000000*[.D6])/[.C6]" office:value-type="float" office:value="9.61057986735143" calcext:value-type="float">
            <text:p>9,6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3.86118500982658" calcext:value-type="float">
            <text:p>3,86</text:p>
          </table:table-cell>
          <table:table-cell table:formula="of:=(1000000*[.D7])/[.C7]" office:value-type="float" office:value="11323.1231959724" calcext:value-type="float">
            <text:p>11323,1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d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8])/[.C8]" office:value-type="float" office:value="113.231231959724" calcext:value-type="float">
            <text:p>113,2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sc,rule</text:p>
          </table:table-cell>
          <table:table-cell office:value-type="float" office:value="1705" calcext:value-type="float">
            <text:p>1705</text:p>
          </table:table-cell>
          <table:table-cell office:value-type="float" office:value="3.86118500982658" calcext:value-type="float">
            <text:p>3,86</text:p>
          </table:table-cell>
          <table:table-cell table:formula="of:=(1000000*[.D9])/[.C9]" office:value-type="float" office:value="2264.62463919447" calcext:value-type="float">
            <text:p>2264,6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year,rule</text:p>
          </table:table-cell>
          <table:table-cell office:value-type="float" office:value="56540" calcext:value-type="float">
            <text:p>5654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])/[.C10]" office:value-type="float" office:value="68.2912099367984" calcext:value-type="float">
            <text:p>68,29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d_WOR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])/[.C11]" office:value-type="float" office:value="35.1016819075144" calcext:value-type="float">
            <text:p>35,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_WOR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2])/[.C12]" office:value-type="float" office:value="351.016819075144" calcext:value-type="float">
            <text:p>351,0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_WOR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3])/[.C13]" office:value-type="float" office:value="3510.16819075144" calcext:value-type="float">
            <text:p>3510,17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sc_WORD,rule</text:p>
          </table:table-cell>
          <table:table-cell office:value-type="float" office:value="550" calcext:value-type="float">
            <text:p>55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])/[.C14]" office:value-type="float" office:value="7020.33638150287" calcext:value-type="float">
            <text:p>7020,3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])/[.C15]" office:value-type="float" office:value="35101.6819075144" calcext:value-type="float">
            <text:p>35101,68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dd_WORD,rule</text:p>
          </table:table-cell>
          <table:table-cell office:value-type="float" office:value="550000" calcext:value-type="float">
            <text:p>55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])/[.C16]" office:value-type="float" office:value="7.02033638150287" calcext:value-type="float">
            <text:p>7,0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_WORD,rule</text:p>
          </table:table-cell>
          <table:table-cell office:value-type="float" office:value="5500" calcext:value-type="float">
            <text:p>55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7])/[.C17]" office:value-type="float" office:value="702.033638150287" calcext:value-type="float">
            <text:p>702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,rule</text:p>
          </table:table-cell>
          <table:table-cell office:value-type="float" office:value="440" calcext:value-type="float">
            <text:p>440</text:p>
          </table:table-cell>
          <table:table-cell office:value-type="float" office:value="3.86118500982658" calcext:value-type="float">
            <text:p>3,86</text:p>
          </table:table-cell>
          <table:table-cell table:formula="of:=(1000000*[.D18])/[.C18]" office:value-type="float" office:value="8775.42047687859" calcext:value-type="float">
            <text:p>8775,4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mon_sc,rule</text:p>
          </table:table-cell>
          <table:table-cell office:value-type="float" office:value="57200" calcext:value-type="float">
            <text:p>572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9])/[.C19]" office:value-type="float" office:value="67.5032344375276" calcext:value-type="float">
            <text:p>67,5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sc,rule</text:p>
          </table:table-cell>
          <table:table-cell office:value-type="float" office:value="4400" calcext:value-type="float">
            <text:p>4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20])/[.C20]" office:value-type="float" office:value="877.542047687859" calcext:value-type="float">
            <text:p>877,5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8304" calcext:value-type="float">
            <text:p>18304</text:p>
          </table:table-cell>
          <table:table-cell office:value-type="float" office:value="3.86118500982658" calcext:value-type="float">
            <text:p>3,86</text:p>
          </table:table-cell>
          <table:table-cell table:formula="of:=(1000000*[.D21])/[.C21]" office:value-type="float" office:value="210.947607617274" calcext:value-type="float">
            <text:p>210,95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  <table:table-cell table:formula="of:=(1000000*[.D22])/[.C22]" office:value-type="float" office:value="675.032344375276" calcext:value-type="float">
            <text:p>675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  <table:table-cell table:formula="of:=(1000000*[.D23])/[.C23]" office:value-type="float" office:value="675.032344375276" calcext:value-type="float">
            <text:p>675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year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3.86118500982658" calcext:value-type="float">
            <text:p>3,86</text:p>
          </table:table-cell>
          <table:table-cell table:formula="of:=(1000000*[.D24])/[.C24]" office:value-type="float" office:value="540.025875500221" calcext:value-type="float">
            <text:p>540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2sc_dd,rule</text:p>
          </table:table-cell>
          <table:table-cell office:value-type="float" office:value="7711" calcext:value-type="float">
            <text:p>7711</text:p>
          </table:table-cell>
          <table:table-cell office:value-type="float" office:value="3.86118500982658" calcext:value-type="float">
            <text:p>3,86</text:p>
          </table:table-cell>
          <table:table-cell table:formula="of:=(1000000*[.D25])/[.C25]" office:value-type="float" office:value="500.737259736296" calcext:value-type="float">
            <text:p>500,7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dd_mon,rule</text:p>
          </table:table-cell>
          <table:table-cell office:value-type="float" office:value="457611" calcext:value-type="float">
            <text:p>457611</text:p>
          </table:table-cell>
          <table:table-cell office:value-type="float" office:value="3.86118500982658" calcext:value-type="float">
            <text:p>3,86</text:p>
          </table:table-cell>
          <table:table-cell table:formula="of:=(1000000*[.D26])/[.C26]" office:value-type="float" office:value="8.43770147532856" calcext:value-type="float">
            <text:p>8,4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,rule</text:p>
          </table:table-cell>
          <table:table-cell office:value-type="float" office:value="4598" calcext:value-type="float">
            <text:p>4598</text:p>
          </table:table-cell>
          <table:table-cell office:value-type="float" office:value="3.86118500982658" calcext:value-type="float">
            <text:p>3,86</text:p>
          </table:table-cell>
          <table:table-cell table:formula="of:=(1000000*[.D27])/[.C27]" office:value-type="float" office:value="839.753155682162" calcext:value-type="float">
            <text:p>839,75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d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3.86118500982658" calcext:value-type="float">
            <text:p>3,86</text:p>
          </table:table-cell>
          <table:table-cell table:formula="of:=(1000000*[.D28])/[.C28]" office:value-type="float" office:value="9.61057986735143" calcext:value-type="float">
            <text:p>9,6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sc,rule</text:p>
          </table:table-cell>
          <table:table-cell office:value-type="float" office:value="27522" calcext:value-type="float">
            <text:p>27522</text:p>
          </table:table-cell>
          <table:table-cell office:value-type="float" office:value="3.86118500982658" calcext:value-type="float">
            <text:p>3,86</text:p>
          </table:table-cell>
          <table:table-cell table:formula="of:=(1000000*[.D29])/[.C29]" office:value-type="float" office:value="140.294492036428" calcext:value-type="float">
            <text:p>140,29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year,rule</text:p>
          </table:table-cell>
          <table:table-cell office:value-type="float" office:value="204600" calcext:value-type="float">
            <text:p>204600</text:p>
          </table:table-cell>
          <table:table-cell office:value-type="float" office:value="3.86118500982658" calcext:value-type="float">
            <text:p>3,86</text:p>
          </table:table-cell>
          <table:table-cell table:formula="of:=(1000000*[.D30])/[.C30]" office:value-type="float" office:value="18.8718719932873" calcext:value-type="float">
            <text:p>18,87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31])/[.C31]" office:value-type="float" office:value="3510.16819075144" calcext:value-type="float">
            <text:p>3510,17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32])/[.C32]" office:value-type="float" office:value="351.016819075144" calcext:value-type="float">
            <text:p>351,0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33])/[.C33]" office:value-type="float" office:value="35.1016819075144" calcext:value-type="float">
            <text:p>35,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_sc,rule</text:p>
          </table:table-cell>
          <table:table-cell office:value-type="float" office:value="77011" calcext:value-type="float">
            <text:p>77011</text:p>
          </table:table-cell>
          <table:table-cell office:value-type="float" office:value="3.86118500982658" calcext:value-type="float">
            <text:p>3,86</text:p>
          </table:table-cell>
          <table:table-cell table:formula="of:=(1000000*[.D34])/[.C34]" office:value-type="float" office:value="50.1380972825516" calcext:value-type="float">
            <text:p>50,1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2sc,rule</text:p>
          </table:table-cell>
          <table:table-cell office:value-type="float" office:value="7700" calcext:value-type="float">
            <text:p>7700</text:p>
          </table:table-cell>
          <table:table-cell office:value-type="float" office:value="3.86118500982658" calcext:value-type="float">
            <text:p>3,86</text:p>
          </table:table-cell>
          <table:table-cell table:formula="of:=(1000000*[.D35])/[.C35]" office:value-type="float" office:value="501.452598678777" calcext:value-type="float">
            <text:p>501,45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,rule</text:p>
          </table:table-cell>
          <table:table-cell office:value-type="float" office:value="12320" calcext:value-type="float">
            <text:p>12320</text:p>
          </table:table-cell>
          <table:table-cell office:value-type="float" office:value="3.86118500982658" calcext:value-type="float">
            <text:p>3,86</text:p>
          </table:table-cell>
          <table:table-cell table:formula="of:=(1000000*[.D36])/[.C36]" office:value-type="float" office:value="313.407874174235" calcext:value-type="float">
            <text:p>313,4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_sc,rule</text:p>
          </table:table-cell>
          <table:table-cell office:value-type="float" office:value="73854" calcext:value-type="float">
            <text:p>73854</text:p>
          </table:table-cell>
          <table:table-cell office:value-type="float" office:value="3.86118500982658" calcext:value-type="float">
            <text:p>3,86</text:p>
          </table:table-cell>
          <table:table-cell table:formula="of:=(1000000*[.D37])/[.C37]" office:value-type="float" office:value="52.2813254505725" calcext:value-type="float">
            <text:p>52,28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sc,rule</text:p>
          </table:table-cell>
          <table:table-cell office:value-type="float" office:value="7711" calcext:value-type="float">
            <text:p>7711</text:p>
          </table:table-cell>
          <table:table-cell office:value-type="float" office:value="3.86118500982658" calcext:value-type="float">
            <text:p>3,86</text:p>
          </table:table-cell>
          <table:table-cell table:formula="of:=(1000000*[.D38])/[.C38]" office:value-type="float" office:value="500.737259736296" calcext:value-type="float">
            <text:p>500,7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,rule</text:p>
          </table:table-cell>
          <table:table-cell office:value-type="float" office:value="14311" calcext:value-type="float">
            <text:p>14311</text:p>
          </table:table-cell>
          <table:table-cell office:value-type="float" office:value="3.86118500982658" calcext:value-type="float">
            <text:p>3,86</text:p>
          </table:table-cell>
          <table:table-cell table:formula="of:=(1000000*[.D39])/[.C39]" office:value-type="float" office:value="269.805395138466" calcext:value-type="float">
            <text:p>269,8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_sc,rule</text:p>
          </table:table-cell>
          <table:table-cell office:value-type="float" office:value="85800" calcext:value-type="float">
            <text:p>85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40])/[.C40]" office:value-type="float" office:value="45.0021562916851" calcext:value-type="float">
            <text:p>45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pd,rule</text:p>
          </table:table-cell>
          <table:table-cell office:value-type="float" office:value="759" calcext:value-type="float">
            <text:p>759</text:p>
          </table:table-cell>
          <table:table-cell office:value-type="float" office:value="3.86118500982658" calcext:value-type="float">
            <text:p>3,86</text:p>
          </table:table-cell>
          <table:table-cell table:formula="of:=(1000000*[.D41])/[.C41]" office:value-type="float" office:value="5087.20027645136" calcext:value-type="float">
            <text:p>5087,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dd,rule</text:p>
          </table:table-cell>
          <table:table-cell office:value-type="float" office:value="6600" calcext:value-type="float">
            <text:p>6600</text:p>
          </table:table-cell>
          <table:table-cell office:value-type="float" office:value="3.86118500982658" calcext:value-type="float">
            <text:p>3,86</text:p>
          </table:table-cell>
          <table:table-cell table:formula="of:=(1000000*[.D42])/[.C42]" office:value-type="float" office:value="585.028031791906" calcext:value-type="float">
            <text:p>585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year,rule</text:p>
          </table:table-cell>
          <table:table-cell office:value-type="float" office:value="5291" calcext:value-type="float">
            <text:p>5291</text:p>
          </table:table-cell>
          <table:table-cell office:value-type="float" office:value="3.86118500982658" calcext:value-type="float">
            <text:p>3,86</text:p>
          </table:table-cell>
          <table:table-cell table:formula="of:=(1000000*[.D43])/[.C43]" office:value-type="float" office:value="729.76469662192" calcext:value-type="float">
            <text:p>729,7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,rule</text:p>
          </table:table-cell>
          <table:table-cell office:value-type="float" office:value="1430" calcext:value-type="float">
            <text:p>1430</text:p>
          </table:table-cell>
          <table:table-cell office:value-type="float" office:value="3.86118500982658" calcext:value-type="float">
            <text:p>3,86</text:p>
          </table:table-cell>
          <table:table-cell table:formula="of:=(1000000*[.D44])/[.C44]" office:value-type="float" office:value="2700.1293775011" calcext:value-type="float">
            <text:p>2700,1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mon,rule</text:p>
          </table:table-cell>
          <table:table-cell office:value-type="float" office:value="10571" calcext:value-type="float">
            <text:p>10571</text:p>
          </table:table-cell>
          <table:table-cell office:value-type="float" office:value="3.86118500982658" calcext:value-type="float">
            <text:p>3,86</text:p>
          </table:table-cell>
          <table:table-cell table:formula="of:=(1000000*[.D45])/[.C45]" office:value-type="float" office:value="365.262038579754" calcext:value-type="float">
            <text:p>365,2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sc,rule</text:p>
          </table:table-cell>
          <table:table-cell office:value-type="float" office:value="47080" calcext:value-type="float">
            <text:p>47080</text:p>
          </table:table-cell>
          <table:table-cell office:value-type="float" office:value="3.86118500982658" calcext:value-type="float">
            <text:p>3,86</text:p>
          </table:table-cell>
          <table:table-cell table:formula="of:=(1000000*[.D46])/[.C46]" office:value-type="float" office:value="82.0132754848467" calcext:value-type="float">
            <text:p>82,0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sc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3.86118500982658" calcext:value-type="float">
            <text:p>3,86</text:p>
          </table:table-cell>
          <table:table-cell table:formula="of:=(1000000*[.D47])/[.C47]" office:value-type="float" office:value="540.025875500221" calcext:value-type="float">
            <text:p>540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,rule</text:p>
          </table:table-cell>
          <table:table-cell office:value-type="float" office:value="1430" calcext:value-type="float">
            <text:p>1430</text:p>
          </table:table-cell>
          <table:table-cell office:value-type="float" office:value="3.86118500982658" calcext:value-type="float">
            <text:p>3,86</text:p>
          </table:table-cell>
          <table:table-cell table:formula="of:=(1000000*[.D48])/[.C48]" office:value-type="float" office:value="2700.1293775011" calcext:value-type="float">
            <text:p>2700,1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  <table:table-cell table:formula="of:=(1000000*[.D49])/[.C49]" office:value-type="float" office:value="675.032344375276" calcext:value-type="float">
            <text:p>675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sc_wORD,rule</text:p>
          </table:table-cell>
          <table:table-cell office:value-type="float" office:value="451" calcext:value-type="float">
            <text:p>451</text:p>
          </table:table-cell>
          <table:table-cell office:value-type="float" office:value="3.86118500982658" calcext:value-type="float">
            <text:p>3,86</text:p>
          </table:table-cell>
          <table:table-cell table:formula="of:=(1000000*[.D50])/[.C50]" office:value-type="float" office:value="8561.38583110107" calcext:value-type="float">
            <text:p>8561,39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3.86118500982658" calcext:value-type="float">
            <text:p>3,86</text:p>
          </table:table-cell>
          <table:table-cell table:formula="of:=(1000000*[.D51])/[.C51]" office:value-type="float" office:value="35101.6819075144" calcext:value-type="float">
            <text:p>35101,68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cc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3.86118500982658" calcext:value-type="float">
            <text:p>3,86</text:p>
          </table:table-cell>
          <table:table-cell table:formula="of:=(1000000*[.D52])/[.C52]" office:value-type="float" office:value="11323.1231959724" calcext:value-type="float">
            <text:p>11323,1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dd_wOR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53])/[.C53]" office:value-type="float" office:value="113.231231959724" calcext:value-type="float">
            <text:p>113,2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mon_dd_wOR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3.86118500982658" calcext:value-type="float">
            <text:p>3,86</text:p>
          </table:table-cell>
          <table:table-cell table:formula="of:=(1000000*[.D54])/[.C54]" office:value-type="float" office:value="9.61057986735143" calcext:value-type="float">
            <text:p>9,6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3.86118500982658" calcext:value-type="float">
            <text:p>3,86</text:p>
          </table:table-cell>
          <table:table-cell table:formula="of:=(1000000*[.D55])/[.C55]" office:value-type="float" office:value="11323.1231959724" calcext:value-type="float">
            <text:p>11323,1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d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56])/[.C56]" office:value-type="float" office:value="113.231231959724" calcext:value-type="float">
            <text:p>113,2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sc,rule</text:p>
          </table:table-cell>
          <table:table-cell office:value-type="float" office:value="1705" calcext:value-type="float">
            <text:p>1705</text:p>
          </table:table-cell>
          <table:table-cell office:value-type="float" office:value="3.86118500982658" calcext:value-type="float">
            <text:p>3,86</text:p>
          </table:table-cell>
          <table:table-cell table:formula="of:=(1000000*[.D57])/[.C57]" office:value-type="float" office:value="2264.62463919447" calcext:value-type="float">
            <text:p>2264,6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year,rule</text:p>
          </table:table-cell>
          <table:table-cell office:value-type="float" office:value="56540" calcext:value-type="float">
            <text:p>56540</text:p>
          </table:table-cell>
          <table:table-cell office:value-type="float" office:value="3.86118500982658" calcext:value-type="float">
            <text:p>3,86</text:p>
          </table:table-cell>
          <table:table-cell table:formula="of:=(1000000*[.D58])/[.C58]" office:value-type="float" office:value="68.2912099367984" calcext:value-type="float">
            <text:p>68,29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d_wOR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59])/[.C59]" office:value-type="float" office:value="35.1016819075144" calcext:value-type="float">
            <text:p>35,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_wOR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60])/[.C60]" office:value-type="float" office:value="351.016819075144" calcext:value-type="float">
            <text:p>351,0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_wOR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61])/[.C61]" office:value-type="float" office:value="3510.16819075144" calcext:value-type="float">
            <text:p>3510,17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sc_wORD,rule</text:p>
          </table:table-cell>
          <table:table-cell office:value-type="float" office:value="550" calcext:value-type="float">
            <text:p>550</text:p>
          </table:table-cell>
          <table:table-cell office:value-type="float" office:value="3.86118500982658" calcext:value-type="float">
            <text:p>3,86</text:p>
          </table:table-cell>
          <table:table-cell table:formula="of:=(1000000*[.D62])/[.C62]" office:value-type="float" office:value="7020.33638150287" calcext:value-type="float">
            <text:p>7020,3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3.86118500982658" calcext:value-type="float">
            <text:p>3,86</text:p>
          </table:table-cell>
          <table:table-cell table:formula="of:=(1000000*[.D63])/[.C63]" office:value-type="float" office:value="35101.6819075144" calcext:value-type="float">
            <text:p>35101,68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dd_wORD,rule</text:p>
          </table:table-cell>
          <table:table-cell office:value-type="float" office:value="550000" calcext:value-type="float">
            <text:p>55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64])/[.C64]" office:value-type="float" office:value="7.02033638150287" calcext:value-type="float">
            <text:p>7,0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_wORD,rule</text:p>
          </table:table-cell>
          <table:table-cell office:value-type="float" office:value="5500" calcext:value-type="float">
            <text:p>5500</text:p>
          </table:table-cell>
          <table:table-cell office:value-type="float" office:value="3.86118500982658" calcext:value-type="float">
            <text:p>3,86</text:p>
          </table:table-cell>
          <table:table-cell table:formula="of:=(1000000*[.D65])/[.C65]" office:value-type="float" office:value="702.033638150287" calcext:value-type="float">
            <text:p>702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,rule</text:p>
          </table:table-cell>
          <table:table-cell office:value-type="float" office:value="440" calcext:value-type="float">
            <text:p>440</text:p>
          </table:table-cell>
          <table:table-cell office:value-type="float" office:value="3.86118500982658" calcext:value-type="float">
            <text:p>3,86</text:p>
          </table:table-cell>
          <table:table-cell table:formula="of:=(1000000*[.D66])/[.C66]" office:value-type="float" office:value="8775.42047687859" calcext:value-type="float">
            <text:p>8775,4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mon_sc,rule</text:p>
          </table:table-cell>
          <table:table-cell office:value-type="float" office:value="57200" calcext:value-type="float">
            <text:p>57200</text:p>
          </table:table-cell>
          <table:table-cell office:value-type="float" office:value="3.86118500982658" calcext:value-type="float">
            <text:p>3,86</text:p>
          </table:table-cell>
          <table:table-cell table:formula="of:=(1000000*[.D67])/[.C67]" office:value-type="float" office:value="67.5032344375276" calcext:value-type="float">
            <text:p>67,5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sc,rule</text:p>
          </table:table-cell>
          <table:table-cell office:value-type="float" office:value="4400" calcext:value-type="float">
            <text:p>4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68])/[.C68]" office:value-type="float" office:value="877.542047687859" calcext:value-type="float">
            <text:p>877,5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8304" calcext:value-type="float">
            <text:p>18304</text:p>
          </table:table-cell>
          <table:table-cell office:value-type="float" office:value="3.86118500982658" calcext:value-type="float">
            <text:p>3,86</text:p>
          </table:table-cell>
          <table:table-cell table:formula="of:=(1000000*[.D69])/[.C69]" office:value-type="float" office:value="210.947607617274" calcext:value-type="float">
            <text:p>210,95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  <table:table-cell table:formula="of:=(1000000*[.D70])/[.C70]" office:value-type="float" office:value="675.032344375276" calcext:value-type="float">
            <text:p>675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  <table:table-cell table:formula="of:=(1000000*[.D71])/[.C71]" office:value-type="float" office:value="675.032344375276" calcext:value-type="float">
            <text:p>675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year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3.86118500982658" calcext:value-type="float">
            <text:p>3,86</text:p>
          </table:table-cell>
          <table:table-cell table:formula="of:=(1000000*[.D72])/[.C72]" office:value-type="float" office:value="540.025875500221" calcext:value-type="float">
            <text:p>540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2sc_dd,rule</text:p>
          </table:table-cell>
          <table:table-cell office:value-type="float" office:value="7711" calcext:value-type="float">
            <text:p>7711</text:p>
          </table:table-cell>
          <table:table-cell office:value-type="float" office:value="3.86118500982658" calcext:value-type="float">
            <text:p>3,86</text:p>
          </table:table-cell>
          <table:table-cell table:formula="of:=(1000000*[.D73])/[.C73]" office:value-type="float" office:value="500.737259736296" calcext:value-type="float">
            <text:p>500,7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dd_mon,rule</text:p>
          </table:table-cell>
          <table:table-cell office:value-type="float" office:value="457611" calcext:value-type="float">
            <text:p>457611</text:p>
          </table:table-cell>
          <table:table-cell office:value-type="float" office:value="3.86118500982658" calcext:value-type="float">
            <text:p>3,86</text:p>
          </table:table-cell>
          <table:table-cell table:formula="of:=(1000000*[.D74])/[.C74]" office:value-type="float" office:value="8.43770147532856" calcext:value-type="float">
            <text:p>8,4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,rule</text:p>
          </table:table-cell>
          <table:table-cell office:value-type="float" office:value="4598" calcext:value-type="float">
            <text:p>4598</text:p>
          </table:table-cell>
          <table:table-cell office:value-type="float" office:value="3.86118500982658" calcext:value-type="float">
            <text:p>3,86</text:p>
          </table:table-cell>
          <table:table-cell table:formula="of:=(1000000*[.D75])/[.C75]" office:value-type="float" office:value="839.753155682162" calcext:value-type="float">
            <text:p>839,75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d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3.86118500982658" calcext:value-type="float">
            <text:p>3,86</text:p>
          </table:table-cell>
          <table:table-cell table:formula="of:=(1000000*[.D76])/[.C76]" office:value-type="float" office:value="9.61057986735143" calcext:value-type="float">
            <text:p>9,6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sc,rule</text:p>
          </table:table-cell>
          <table:table-cell office:value-type="float" office:value="27522" calcext:value-type="float">
            <text:p>27522</text:p>
          </table:table-cell>
          <table:table-cell office:value-type="float" office:value="3.86118500982658" calcext:value-type="float">
            <text:p>3,86</text:p>
          </table:table-cell>
          <table:table-cell table:formula="of:=(1000000*[.D77])/[.C77]" office:value-type="float" office:value="140.294492036428" calcext:value-type="float">
            <text:p>140,29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year,rule</text:p>
          </table:table-cell>
          <table:table-cell office:value-type="float" office:value="204600" calcext:value-type="float">
            <text:p>204600</text:p>
          </table:table-cell>
          <table:table-cell office:value-type="float" office:value="3.86118500982658" calcext:value-type="float">
            <text:p>3,86</text:p>
          </table:table-cell>
          <table:table-cell table:formula="of:=(1000000*[.D78])/[.C78]" office:value-type="float" office:value="18.8718719932873" calcext:value-type="float">
            <text:p>18,87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79])/[.C79]" office:value-type="float" office:value="3510.16819075144" calcext:value-type="float">
            <text:p>3510,17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80])/[.C80]" office:value-type="float" office:value="351.016819075144" calcext:value-type="float">
            <text:p>351,0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81])/[.C81]" office:value-type="float" office:value="35.1016819075144" calcext:value-type="float">
            <text:p>35,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_sc,rule</text:p>
          </table:table-cell>
          <table:table-cell office:value-type="float" office:value="77011" calcext:value-type="float">
            <text:p>77011</text:p>
          </table:table-cell>
          <table:table-cell office:value-type="float" office:value="3.86118500982658" calcext:value-type="float">
            <text:p>3,86</text:p>
          </table:table-cell>
          <table:table-cell table:formula="of:=(1000000*[.D82])/[.C82]" office:value-type="float" office:value="50.1380972825516" calcext:value-type="float">
            <text:p>50,1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2sc,rule</text:p>
          </table:table-cell>
          <table:table-cell office:value-type="float" office:value="7700" calcext:value-type="float">
            <text:p>7700</text:p>
          </table:table-cell>
          <table:table-cell office:value-type="float" office:value="3.86118500982658" calcext:value-type="float">
            <text:p>3,86</text:p>
          </table:table-cell>
          <table:table-cell table:formula="of:=(1000000*[.D83])/[.C83]" office:value-type="float" office:value="501.452598678777" calcext:value-type="float">
            <text:p>501,45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,rule</text:p>
          </table:table-cell>
          <table:table-cell office:value-type="float" office:value="12320" calcext:value-type="float">
            <text:p>12320</text:p>
          </table:table-cell>
          <table:table-cell office:value-type="float" office:value="3.86118500982658" calcext:value-type="float">
            <text:p>3,86</text:p>
          </table:table-cell>
          <table:table-cell table:formula="of:=(1000000*[.D84])/[.C84]" office:value-type="float" office:value="313.407874174235" calcext:value-type="float">
            <text:p>313,4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_sc,rule</text:p>
          </table:table-cell>
          <table:table-cell office:value-type="float" office:value="73854" calcext:value-type="float">
            <text:p>73854</text:p>
          </table:table-cell>
          <table:table-cell office:value-type="float" office:value="3.86118500982658" calcext:value-type="float">
            <text:p>3,86</text:p>
          </table:table-cell>
          <table:table-cell table:formula="of:=(1000000*[.D85])/[.C85]" office:value-type="float" office:value="52.2813254505725" calcext:value-type="float">
            <text:p>52,28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sc,rule</text:p>
          </table:table-cell>
          <table:table-cell office:value-type="float" office:value="7711" calcext:value-type="float">
            <text:p>7711</text:p>
          </table:table-cell>
          <table:table-cell office:value-type="float" office:value="3.86118500982658" calcext:value-type="float">
            <text:p>3,86</text:p>
          </table:table-cell>
          <table:table-cell table:formula="of:=(1000000*[.D86])/[.C86]" office:value-type="float" office:value="500.737259736296" calcext:value-type="float">
            <text:p>500,7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,rule</text:p>
          </table:table-cell>
          <table:table-cell office:value-type="float" office:value="14311" calcext:value-type="float">
            <text:p>14311</text:p>
          </table:table-cell>
          <table:table-cell office:value-type="float" office:value="3.86118500982658" calcext:value-type="float">
            <text:p>3,86</text:p>
          </table:table-cell>
          <table:table-cell table:formula="of:=(1000000*[.D87])/[.C87]" office:value-type="float" office:value="269.805395138466" calcext:value-type="float">
            <text:p>269,8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_sc,rule</text:p>
          </table:table-cell>
          <table:table-cell office:value-type="float" office:value="85800" calcext:value-type="float">
            <text:p>85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88])/[.C88]" office:value-type="float" office:value="45.0021562916851" calcext:value-type="float">
            <text:p>45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pd,rule</text:p>
          </table:table-cell>
          <table:table-cell office:value-type="float" office:value="759" calcext:value-type="float">
            <text:p>759</text:p>
          </table:table-cell>
          <table:table-cell office:value-type="float" office:value="3.86118500982658" calcext:value-type="float">
            <text:p>3,86</text:p>
          </table:table-cell>
          <table:table-cell table:formula="of:=(1000000*[.D89])/[.C89]" office:value-type="float" office:value="5087.20027645136" calcext:value-type="float">
            <text:p>5087,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dd,rule</text:p>
          </table:table-cell>
          <table:table-cell office:value-type="float" office:value="6600" calcext:value-type="float">
            <text:p>6600</text:p>
          </table:table-cell>
          <table:table-cell office:value-type="float" office:value="3.86118500982658" calcext:value-type="float">
            <text:p>3,86</text:p>
          </table:table-cell>
          <table:table-cell table:formula="of:=(1000000*[.D90])/[.C90]" office:value-type="float" office:value="585.028031791906" calcext:value-type="float">
            <text:p>585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year,rule</text:p>
          </table:table-cell>
          <table:table-cell office:value-type="float" office:value="5291" calcext:value-type="float">
            <text:p>5291</text:p>
          </table:table-cell>
          <table:table-cell office:value-type="float" office:value="3.86118500982658" calcext:value-type="float">
            <text:p>3,86</text:p>
          </table:table-cell>
          <table:table-cell table:formula="of:=(1000000*[.D91])/[.C91]" office:value-type="float" office:value="729.76469662192" calcext:value-type="float">
            <text:p>729,7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,rule</text:p>
          </table:table-cell>
          <table:table-cell office:value-type="float" office:value="1430" calcext:value-type="float">
            <text:p>1430</text:p>
          </table:table-cell>
          <table:table-cell office:value-type="float" office:value="3.86118500982658" calcext:value-type="float">
            <text:p>3,86</text:p>
          </table:table-cell>
          <table:table-cell table:formula="of:=(1000000*[.D92])/[.C92]" office:value-type="float" office:value="2700.1293775011" calcext:value-type="float">
            <text:p>2700,1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mon,rule</text:p>
          </table:table-cell>
          <table:table-cell office:value-type="float" office:value="10571" calcext:value-type="float">
            <text:p>10571</text:p>
          </table:table-cell>
          <table:table-cell office:value-type="float" office:value="3.86118500982658" calcext:value-type="float">
            <text:p>3,86</text:p>
          </table:table-cell>
          <table:table-cell table:formula="of:=(1000000*[.D93])/[.C93]" office:value-type="float" office:value="365.262038579754" calcext:value-type="float">
            <text:p>365,2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sc,rule</text:p>
          </table:table-cell>
          <table:table-cell office:value-type="float" office:value="47080" calcext:value-type="float">
            <text:p>47080</text:p>
          </table:table-cell>
          <table:table-cell office:value-type="float" office:value="3.86118500982658" calcext:value-type="float">
            <text:p>3,86</text:p>
          </table:table-cell>
          <table:table-cell table:formula="of:=(1000000*[.D94])/[.C94]" office:value-type="float" office:value="82.0132754848467" calcext:value-type="float">
            <text:p>82,0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sc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3.86118500982658" calcext:value-type="float">
            <text:p>3,86</text:p>
          </table:table-cell>
          <table:table-cell table:formula="of:=(1000000*[.D95])/[.C95]" office:value-type="float" office:value="540.025875500221" calcext:value-type="float">
            <text:p>540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,rule</text:p>
          </table:table-cell>
          <table:table-cell office:value-type="float" office:value="1430" calcext:value-type="float">
            <text:p>1430</text:p>
          </table:table-cell>
          <table:table-cell office:value-type="float" office:value="3.86118500982658" calcext:value-type="float">
            <text:p>3,86</text:p>
          </table:table-cell>
          <table:table-cell table:formula="of:=(1000000*[.D96])/[.C96]" office:value-type="float" office:value="2700.1293775011" calcext:value-type="float">
            <text:p>2700,1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  <table:table-cell table:formula="of:=(1000000*[.D97])/[.C97]" office:value-type="float" office:value="675.032344375276" calcext:value-type="float">
            <text:p>675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sc_Word,rule</text:p>
          </table:table-cell>
          <table:table-cell office:value-type="float" office:value="451" calcext:value-type="float">
            <text:p>451</text:p>
          </table:table-cell>
          <table:table-cell office:value-type="float" office:value="3.86118500982658" calcext:value-type="float">
            <text:p>3,86</text:p>
          </table:table-cell>
          <table:table-cell table:formula="of:=(1000000*[.D98])/[.C98]" office:value-type="float" office:value="8561.38583110107" calcext:value-type="float">
            <text:p>8561,39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3.86118500982658" calcext:value-type="float">
            <text:p>3,86</text:p>
          </table:table-cell>
          <table:table-cell table:formula="of:=(1000000*[.D99])/[.C99]" office:value-type="float" office:value="35101.6819075144" calcext:value-type="float">
            <text:p>35101,68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cc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3.86118500982658" calcext:value-type="float">
            <text:p>3,86</text:p>
          </table:table-cell>
          <table:table-cell table:formula="of:=(1000000*[.D100])/[.C100]" office:value-type="float" office:value="11323.1231959724" calcext:value-type="float">
            <text:p>11323,1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dd_Wor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1])/[.C101]" office:value-type="float" office:value="113.231231959724" calcext:value-type="float">
            <text:p>113,2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mon_dd_Wor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3.86118500982658" calcext:value-type="float">
            <text:p>3,86</text:p>
          </table:table-cell>
          <table:table-cell table:formula="of:=(1000000*[.D102])/[.C102]" office:value-type="float" office:value="9.61057986735143" calcext:value-type="float">
            <text:p>9,6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3.86118500982658" calcext:value-type="float">
            <text:p>3,86</text:p>
          </table:table-cell>
          <table:table-cell table:formula="of:=(1000000*[.D103])/[.C103]" office:value-type="float" office:value="11323.1231959724" calcext:value-type="float">
            <text:p>11323,1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d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4])/[.C104]" office:value-type="float" office:value="113.231231959724" calcext:value-type="float">
            <text:p>113,2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sc,rule</text:p>
          </table:table-cell>
          <table:table-cell office:value-type="float" office:value="1705" calcext:value-type="float">
            <text:p>1705</text:p>
          </table:table-cell>
          <table:table-cell office:value-type="float" office:value="3.86118500982658" calcext:value-type="float">
            <text:p>3,86</text:p>
          </table:table-cell>
          <table:table-cell table:formula="of:=(1000000*[.D105])/[.C105]" office:value-type="float" office:value="2264.62463919447" calcext:value-type="float">
            <text:p>2264,6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year,rule</text:p>
          </table:table-cell>
          <table:table-cell office:value-type="float" office:value="56540" calcext:value-type="float">
            <text:p>5654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6])/[.C106]" office:value-type="float" office:value="68.2912099367984" calcext:value-type="float">
            <text:p>68,29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d_Wor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7])/[.C107]" office:value-type="float" office:value="35.1016819075144" calcext:value-type="float">
            <text:p>35,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_Wor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8])/[.C108]" office:value-type="float" office:value="351.016819075144" calcext:value-type="float">
            <text:p>351,0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_Wor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9])/[.C109]" office:value-type="float" office:value="3510.16819075144" calcext:value-type="float">
            <text:p>3510,17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sc_Word,rule</text:p>
          </table:table-cell>
          <table:table-cell office:value-type="float" office:value="550" calcext:value-type="float">
            <text:p>55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0])/[.C110]" office:value-type="float" office:value="7020.33638150287" calcext:value-type="float">
            <text:p>7020,3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1])/[.C111]" office:value-type="float" office:value="35101.6819075144" calcext:value-type="float">
            <text:p>35101,68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dd_Word,rule</text:p>
          </table:table-cell>
          <table:table-cell office:value-type="float" office:value="550000" calcext:value-type="float">
            <text:p>55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2])/[.C112]" office:value-type="float" office:value="7.02033638150287" calcext:value-type="float">
            <text:p>7,0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_Word,rule</text:p>
          </table:table-cell>
          <table:table-cell office:value-type="float" office:value="5500" calcext:value-type="float">
            <text:p>55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3])/[.C113]" office:value-type="float" office:value="702.033638150287" calcext:value-type="float">
            <text:p>702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,rule</text:p>
          </table:table-cell>
          <table:table-cell office:value-type="float" office:value="440" calcext:value-type="float">
            <text:p>44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4])/[.C114]" office:value-type="float" office:value="8775.42047687859" calcext:value-type="float">
            <text:p>8775,4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mon_sc,rule</text:p>
          </table:table-cell>
          <table:table-cell office:value-type="float" office:value="57200" calcext:value-type="float">
            <text:p>572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5])/[.C115]" office:value-type="float" office:value="67.5032344375276" calcext:value-type="float">
            <text:p>67,5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sc,rule</text:p>
          </table:table-cell>
          <table:table-cell office:value-type="float" office:value="4400" calcext:value-type="float">
            <text:p>4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6])/[.C116]" office:value-type="float" office:value="877.542047687859" calcext:value-type="float">
            <text:p>877,5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8304" calcext:value-type="float">
            <text:p>18304</text:p>
          </table:table-cell>
          <table:table-cell office:value-type="float" office:value="3.86118500982658" calcext:value-type="float">
            <text:p>3,86</text:p>
          </table:table-cell>
          <table:table-cell table:formula="of:=(1000000*[.D117])/[.C117]" office:value-type="float" office:value="210.947607617274" calcext:value-type="float">
            <text:p>210,95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8])/[.C118]" office:value-type="float" office:value="675.032344375276" calcext:value-type="float">
            <text:p>675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9])/[.C119]" office:value-type="float" office:value="675.032344375276" calcext:value-type="float">
            <text:p>675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year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3.86118500982658" calcext:value-type="float">
            <text:p>3,86</text:p>
          </table:table-cell>
          <table:table-cell table:formula="of:=(1000000*[.D120])/[.C120]" office:value-type="float" office:value="540.025875500221" calcext:value-type="float">
            <text:p>540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2sc_dd,rule</text:p>
          </table:table-cell>
          <table:table-cell office:value-type="float" office:value="7711" calcext:value-type="float">
            <text:p>7711</text:p>
          </table:table-cell>
          <table:table-cell office:value-type="float" office:value="3.86118500982658" calcext:value-type="float">
            <text:p>3,86</text:p>
          </table:table-cell>
          <table:table-cell table:formula="of:=(1000000*[.D121])/[.C121]" office:value-type="float" office:value="500.737259736296" calcext:value-type="float">
            <text:p>500,7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dd_mon,rule</text:p>
          </table:table-cell>
          <table:table-cell office:value-type="float" office:value="457611" calcext:value-type="float">
            <text:p>457611</text:p>
          </table:table-cell>
          <table:table-cell office:value-type="float" office:value="3.86118500982658" calcext:value-type="float">
            <text:p>3,86</text:p>
          </table:table-cell>
          <table:table-cell table:formula="of:=(1000000*[.D122])/[.C122]" office:value-type="float" office:value="8.43770147532856" calcext:value-type="float">
            <text:p>8,4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,rule</text:p>
          </table:table-cell>
          <table:table-cell office:value-type="float" office:value="4598" calcext:value-type="float">
            <text:p>4598</text:p>
          </table:table-cell>
          <table:table-cell office:value-type="float" office:value="3.86118500982658" calcext:value-type="float">
            <text:p>3,86</text:p>
          </table:table-cell>
          <table:table-cell table:formula="of:=(1000000*[.D123])/[.C123]" office:value-type="float" office:value="839.753155682162" calcext:value-type="float">
            <text:p>839,75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d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3.86118500982658" calcext:value-type="float">
            <text:p>3,86</text:p>
          </table:table-cell>
          <table:table-cell table:formula="of:=(1000000*[.D124])/[.C124]" office:value-type="float" office:value="9.61057986735143" calcext:value-type="float">
            <text:p>9,6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sc,rule</text:p>
          </table:table-cell>
          <table:table-cell office:value-type="float" office:value="27522" calcext:value-type="float">
            <text:p>27522</text:p>
          </table:table-cell>
          <table:table-cell office:value-type="float" office:value="3.86118500982658" calcext:value-type="float">
            <text:p>3,86</text:p>
          </table:table-cell>
          <table:table-cell table:formula="of:=(1000000*[.D125])/[.C125]" office:value-type="float" office:value="140.294492036428" calcext:value-type="float">
            <text:p>140,29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year,rule</text:p>
          </table:table-cell>
          <table:table-cell office:value-type="float" office:value="204600" calcext:value-type="float">
            <text:p>2046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26])/[.C126]" office:value-type="float" office:value="18.8718719932873" calcext:value-type="float">
            <text:p>18,87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27])/[.C127]" office:value-type="float" office:value="3510.16819075144" calcext:value-type="float">
            <text:p>3510,17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28])/[.C128]" office:value-type="float" office:value="351.016819075144" calcext:value-type="float">
            <text:p>351,0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29])/[.C129]" office:value-type="float" office:value="35.1016819075144" calcext:value-type="float">
            <text:p>35,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_sc,rule</text:p>
          </table:table-cell>
          <table:table-cell office:value-type="float" office:value="77011" calcext:value-type="float">
            <text:p>77011</text:p>
          </table:table-cell>
          <table:table-cell office:value-type="float" office:value="3.86118500982658" calcext:value-type="float">
            <text:p>3,86</text:p>
          </table:table-cell>
          <table:table-cell table:formula="of:=(1000000*[.D130])/[.C130]" office:value-type="float" office:value="50.1380972825516" calcext:value-type="float">
            <text:p>50,1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2sc,rule</text:p>
          </table:table-cell>
          <table:table-cell office:value-type="float" office:value="7700" calcext:value-type="float">
            <text:p>77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31])/[.C131]" office:value-type="float" office:value="501.452598678777" calcext:value-type="float">
            <text:p>501,45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,rule</text:p>
          </table:table-cell>
          <table:table-cell office:value-type="float" office:value="12320" calcext:value-type="float">
            <text:p>12320</text:p>
          </table:table-cell>
          <table:table-cell office:value-type="float" office:value="3.86118500982658" calcext:value-type="float">
            <text:p>3,86</text:p>
          </table:table-cell>
          <table:table-cell table:formula="of:=(1000000*[.D132])/[.C132]" office:value-type="float" office:value="313.407874174235" calcext:value-type="float">
            <text:p>313,4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_sc,rule</text:p>
          </table:table-cell>
          <table:table-cell office:value-type="float" office:value="73854" calcext:value-type="float">
            <text:p>73854</text:p>
          </table:table-cell>
          <table:table-cell office:value-type="float" office:value="3.86118500982658" calcext:value-type="float">
            <text:p>3,86</text:p>
          </table:table-cell>
          <table:table-cell table:formula="of:=(1000000*[.D133])/[.C133]" office:value-type="float" office:value="52.2813254505725" calcext:value-type="float">
            <text:p>52,28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sc,rule</text:p>
          </table:table-cell>
          <table:table-cell office:value-type="float" office:value="7711" calcext:value-type="float">
            <text:p>7711</text:p>
          </table:table-cell>
          <table:table-cell office:value-type="float" office:value="3.86118500982658" calcext:value-type="float">
            <text:p>3,86</text:p>
          </table:table-cell>
          <table:table-cell table:formula="of:=(1000000*[.D134])/[.C134]" office:value-type="float" office:value="500.737259736296" calcext:value-type="float">
            <text:p>500,7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,rule</text:p>
          </table:table-cell>
          <table:table-cell office:value-type="float" office:value="14311" calcext:value-type="float">
            <text:p>14311</text:p>
          </table:table-cell>
          <table:table-cell office:value-type="float" office:value="3.86118500982658" calcext:value-type="float">
            <text:p>3,86</text:p>
          </table:table-cell>
          <table:table-cell table:formula="of:=(1000000*[.D135])/[.C135]" office:value-type="float" office:value="269.805395138466" calcext:value-type="float">
            <text:p>269,8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_sc,rule</text:p>
          </table:table-cell>
          <table:table-cell office:value-type="float" office:value="85800" calcext:value-type="float">
            <text:p>85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36])/[.C136]" office:value-type="float" office:value="45.0021562916851" calcext:value-type="float">
            <text:p>45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pd,rule</text:p>
          </table:table-cell>
          <table:table-cell office:value-type="float" office:value="759" calcext:value-type="float">
            <text:p>759</text:p>
          </table:table-cell>
          <table:table-cell office:value-type="float" office:value="3.86118500982658" calcext:value-type="float">
            <text:p>3,86</text:p>
          </table:table-cell>
          <table:table-cell table:formula="of:=(1000000*[.D137])/[.C137]" office:value-type="float" office:value="5087.20027645136" calcext:value-type="float">
            <text:p>5087,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dd,rule</text:p>
          </table:table-cell>
          <table:table-cell office:value-type="float" office:value="6600" calcext:value-type="float">
            <text:p>66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38])/[.C138]" office:value-type="float" office:value="585.028031791906" calcext:value-type="float">
            <text:p>585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year,rule</text:p>
          </table:table-cell>
          <table:table-cell office:value-type="float" office:value="5291" calcext:value-type="float">
            <text:p>5291</text:p>
          </table:table-cell>
          <table:table-cell office:value-type="float" office:value="3.86118500982658" calcext:value-type="float">
            <text:p>3,86</text:p>
          </table:table-cell>
          <table:table-cell table:formula="of:=(1000000*[.D139])/[.C139]" office:value-type="float" office:value="729.76469662192" calcext:value-type="float">
            <text:p>729,7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,rule</text:p>
          </table:table-cell>
          <table:table-cell office:value-type="float" office:value="1430" calcext:value-type="float">
            <text:p>143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0])/[.C140]" office:value-type="float" office:value="2700.1293775011" calcext:value-type="float">
            <text:p>2700,1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mon,rule</text:p>
          </table:table-cell>
          <table:table-cell office:value-type="float" office:value="10571" calcext:value-type="float">
            <text:p>10571</text:p>
          </table:table-cell>
          <table:table-cell office:value-type="float" office:value="3.86118500982658" calcext:value-type="float">
            <text:p>3,86</text:p>
          </table:table-cell>
          <table:table-cell table:formula="of:=(1000000*[.D141])/[.C141]" office:value-type="float" office:value="365.262038579754" calcext:value-type="float">
            <text:p>365,2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sc,rule</text:p>
          </table:table-cell>
          <table:table-cell office:value-type="float" office:value="47080" calcext:value-type="float">
            <text:p>4708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2])/[.C142]" office:value-type="float" office:value="82.0132754848467" calcext:value-type="float">
            <text:p>82,0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sc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3])/[.C143]" office:value-type="float" office:value="540.025875500221" calcext:value-type="float">
            <text:p>540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,rule</text:p>
          </table:table-cell>
          <table:table-cell office:value-type="float" office:value="1430" calcext:value-type="float">
            <text:p>143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4])/[.C144]" office:value-type="float" office:value="2700.1293775011" calcext:value-type="float">
            <text:p>2700,1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5])/[.C145]" office:value-type="float" office:value="675.032344375276" calcext:value-type="float">
            <text:p>675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sc_word,rule</text:p>
          </table:table-cell>
          <table:table-cell office:value-type="float" office:value="451" calcext:value-type="float">
            <text:p>451</text:p>
          </table:table-cell>
          <table:table-cell office:value-type="float" office:value="3.86118500982658" calcext:value-type="float">
            <text:p>3,86</text:p>
          </table:table-cell>
          <table:table-cell table:formula="of:=(1000000*[.D146])/[.C146]" office:value-type="float" office:value="8561.38583110107" calcext:value-type="float">
            <text:p>8561,39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7])/[.C147]" office:value-type="float" office:value="35101.6819075144" calcext:value-type="float">
            <text:p>35101,68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cc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3.86118500982658" calcext:value-type="float">
            <text:p>3,86</text:p>
          </table:table-cell>
          <table:table-cell table:formula="of:=(1000000*[.D148])/[.C148]" office:value-type="float" office:value="11323.1231959724" calcext:value-type="float">
            <text:p>11323,1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dd_wor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9])/[.C149]" office:value-type="float" office:value="113.231231959724" calcext:value-type="float">
            <text:p>113,2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mon_dd_wor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3.86118500982658" calcext:value-type="float">
            <text:p>3,86</text:p>
          </table:table-cell>
          <table:table-cell table:formula="of:=(1000000*[.D150])/[.C150]" office:value-type="float" office:value="9.61057986735143" calcext:value-type="float">
            <text:p>9,6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3.86118500982658" calcext:value-type="float">
            <text:p>3,86</text:p>
          </table:table-cell>
          <table:table-cell table:formula="of:=(1000000*[.D151])/[.C151]" office:value-type="float" office:value="11323.1231959724" calcext:value-type="float">
            <text:p>11323,1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d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2])/[.C152]" office:value-type="float" office:value="113.231231959724" calcext:value-type="float">
            <text:p>113,2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sc,rule</text:p>
          </table:table-cell>
          <table:table-cell office:value-type="float" office:value="1705" calcext:value-type="float">
            <text:p>1705</text:p>
          </table:table-cell>
          <table:table-cell office:value-type="float" office:value="3.86118500982658" calcext:value-type="float">
            <text:p>3,86</text:p>
          </table:table-cell>
          <table:table-cell table:formula="of:=(1000000*[.D153])/[.C153]" office:value-type="float" office:value="2264.62463919447" calcext:value-type="float">
            <text:p>2264,6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year,rule</text:p>
          </table:table-cell>
          <table:table-cell office:value-type="float" office:value="56540" calcext:value-type="float">
            <text:p>5654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4])/[.C154]" office:value-type="float" office:value="68.2912099367984" calcext:value-type="float">
            <text:p>68,29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d_wor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5])/[.C155]" office:value-type="float" office:value="35.1016819075144" calcext:value-type="float">
            <text:p>35,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_wor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6])/[.C156]" office:value-type="float" office:value="351.016819075144" calcext:value-type="float">
            <text:p>351,0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_wor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7])/[.C157]" office:value-type="float" office:value="3510.16819075144" calcext:value-type="float">
            <text:p>3510,17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sc_word,rule</text:p>
          </table:table-cell>
          <table:table-cell office:value-type="float" office:value="550" calcext:value-type="float">
            <text:p>55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8])/[.C158]" office:value-type="float" office:value="7020.33638150287" calcext:value-type="float">
            <text:p>7020,3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9])/[.C159]" office:value-type="float" office:value="35101.6819075144" calcext:value-type="float">
            <text:p>35101,68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dd_word,rule</text:p>
          </table:table-cell>
          <table:table-cell office:value-type="float" office:value="550000" calcext:value-type="float">
            <text:p>55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0])/[.C160]" office:value-type="float" office:value="7.02033638150287" calcext:value-type="float">
            <text:p>7,0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_word,rule</text:p>
          </table:table-cell>
          <table:table-cell office:value-type="float" office:value="5500" calcext:value-type="float">
            <text:p>55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1])/[.C161]" office:value-type="float" office:value="702.033638150287" calcext:value-type="float">
            <text:p>702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,rule</text:p>
          </table:table-cell>
          <table:table-cell office:value-type="float" office:value="440" calcext:value-type="float">
            <text:p>44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2])/[.C162]" office:value-type="float" office:value="8775.42047687859" calcext:value-type="float">
            <text:p>8775,4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mon_sc,rule</text:p>
          </table:table-cell>
          <table:table-cell office:value-type="float" office:value="57200" calcext:value-type="float">
            <text:p>572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3])/[.C163]" office:value-type="float" office:value="67.5032344375276" calcext:value-type="float">
            <text:p>67,5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sc,rule</text:p>
          </table:table-cell>
          <table:table-cell office:value-type="float" office:value="4400" calcext:value-type="float">
            <text:p>4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4])/[.C164]" office:value-type="float" office:value="877.542047687859" calcext:value-type="float">
            <text:p>877,5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8304" calcext:value-type="float">
            <text:p>18304</text:p>
          </table:table-cell>
          <table:table-cell office:value-type="float" office:value="3.86118500982658" calcext:value-type="float">
            <text:p>3,86</text:p>
          </table:table-cell>
          <table:table-cell table:formula="of:=(1000000*[.D165])/[.C165]" office:value-type="float" office:value="210.947607617274" calcext:value-type="float">
            <text:p>210,95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6])/[.C166]" office:value-type="float" office:value="675.032344375276" calcext:value-type="float">
            <text:p>675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7])/[.C167]" office:value-type="float" office:value="675.032344375276" calcext:value-type="float">
            <text:p>675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year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8])/[.C168]" office:value-type="float" office:value="540.025875500221" calcext:value-type="float">
            <text:p>540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2sc_dd,rule</text:p>
          </table:table-cell>
          <table:table-cell office:value-type="float" office:value="7711" calcext:value-type="float">
            <text:p>7711</text:p>
          </table:table-cell>
          <table:table-cell office:value-type="float" office:value="3.86118500982658" calcext:value-type="float">
            <text:p>3,86</text:p>
          </table:table-cell>
          <table:table-cell table:formula="of:=(1000000*[.D169])/[.C169]" office:value-type="float" office:value="500.737259736296" calcext:value-type="float">
            <text:p>500,7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dd_mon,rule</text:p>
          </table:table-cell>
          <table:table-cell office:value-type="float" office:value="457611" calcext:value-type="float">
            <text:p>457611</text:p>
          </table:table-cell>
          <table:table-cell office:value-type="float" office:value="3.86118500982658" calcext:value-type="float">
            <text:p>3,86</text:p>
          </table:table-cell>
          <table:table-cell table:formula="of:=(1000000*[.D170])/[.C170]" office:value-type="float" office:value="8.43770147532856" calcext:value-type="float">
            <text:p>8,4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,rule</text:p>
          </table:table-cell>
          <table:table-cell office:value-type="float" office:value="4598" calcext:value-type="float">
            <text:p>4598</text:p>
          </table:table-cell>
          <table:table-cell office:value-type="float" office:value="3.86118500982658" calcext:value-type="float">
            <text:p>3,86</text:p>
          </table:table-cell>
          <table:table-cell table:formula="of:=(1000000*[.D171])/[.C171]" office:value-type="float" office:value="839.753155682162" calcext:value-type="float">
            <text:p>839,75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d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3.86118500982658" calcext:value-type="float">
            <text:p>3,86</text:p>
          </table:table-cell>
          <table:table-cell table:formula="of:=(1000000*[.D172])/[.C172]" office:value-type="float" office:value="9.61057986735143" calcext:value-type="float">
            <text:p>9,6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sc,rule</text:p>
          </table:table-cell>
          <table:table-cell office:value-type="float" office:value="27522" calcext:value-type="float">
            <text:p>27522</text:p>
          </table:table-cell>
          <table:table-cell office:value-type="float" office:value="3.86118500982658" calcext:value-type="float">
            <text:p>3,86</text:p>
          </table:table-cell>
          <table:table-cell table:formula="of:=(1000000*[.D173])/[.C173]" office:value-type="float" office:value="140.294492036428" calcext:value-type="float">
            <text:p>140,29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year,rule</text:p>
          </table:table-cell>
          <table:table-cell office:value-type="float" office:value="204600" calcext:value-type="float">
            <text:p>2046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74])/[.C174]" office:value-type="float" office:value="18.8718719932873" calcext:value-type="float">
            <text:p>18,87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75])/[.C175]" office:value-type="float" office:value="3510.16819075144" calcext:value-type="float">
            <text:p>3510,17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76])/[.C176]" office:value-type="float" office:value="351.016819075144" calcext:value-type="float">
            <text:p>351,0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77])/[.C177]" office:value-type="float" office:value="35.1016819075144" calcext:value-type="float">
            <text:p>35,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_sc,rule</text:p>
          </table:table-cell>
          <table:table-cell office:value-type="float" office:value="77011" calcext:value-type="float">
            <text:p>77011</text:p>
          </table:table-cell>
          <table:table-cell office:value-type="float" office:value="3.86118500982658" calcext:value-type="float">
            <text:p>3,86</text:p>
          </table:table-cell>
          <table:table-cell table:formula="of:=(1000000*[.D178])/[.C178]" office:value-type="float" office:value="50.1380972825516" calcext:value-type="float">
            <text:p>50,1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2sc,rule</text:p>
          </table:table-cell>
          <table:table-cell office:value-type="float" office:value="7700" calcext:value-type="float">
            <text:p>77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79])/[.C179]" office:value-type="float" office:value="501.452598678777" calcext:value-type="float">
            <text:p>501,45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,rule</text:p>
          </table:table-cell>
          <table:table-cell office:value-type="float" office:value="12320" calcext:value-type="float">
            <text:p>12320</text:p>
          </table:table-cell>
          <table:table-cell office:value-type="float" office:value="3.86118500982658" calcext:value-type="float">
            <text:p>3,86</text:p>
          </table:table-cell>
          <table:table-cell table:formula="of:=(1000000*[.D180])/[.C180]" office:value-type="float" office:value="313.407874174235" calcext:value-type="float">
            <text:p>313,4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_sc,rule</text:p>
          </table:table-cell>
          <table:table-cell office:value-type="float" office:value="73854" calcext:value-type="float">
            <text:p>73854</text:p>
          </table:table-cell>
          <table:table-cell office:value-type="float" office:value="3.86118500982658" calcext:value-type="float">
            <text:p>3,86</text:p>
          </table:table-cell>
          <table:table-cell table:formula="of:=(1000000*[.D181])/[.C181]" office:value-type="float" office:value="52.2813254505725" calcext:value-type="float">
            <text:p>52,28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sc,rule</text:p>
          </table:table-cell>
          <table:table-cell office:value-type="float" office:value="7711" calcext:value-type="float">
            <text:p>7711</text:p>
          </table:table-cell>
          <table:table-cell office:value-type="float" office:value="3.86118500982658" calcext:value-type="float">
            <text:p>3,86</text:p>
          </table:table-cell>
          <table:table-cell table:formula="of:=(1000000*[.D182])/[.C182]" office:value-type="float" office:value="500.737259736296" calcext:value-type="float">
            <text:p>500,74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,rule</text:p>
          </table:table-cell>
          <table:table-cell office:value-type="float" office:value="14311" calcext:value-type="float">
            <text:p>14311</text:p>
          </table:table-cell>
          <table:table-cell office:value-type="float" office:value="3.86118500982658" calcext:value-type="float">
            <text:p>3,86</text:p>
          </table:table-cell>
          <table:table-cell table:formula="of:=(1000000*[.D183])/[.C183]" office:value-type="float" office:value="269.805395138466" calcext:value-type="float">
            <text:p>269,8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_sc,rule</text:p>
          </table:table-cell>
          <table:table-cell office:value-type="float" office:value="85800" calcext:value-type="float">
            <text:p>85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84])/[.C184]" office:value-type="float" office:value="45.0021562916851" calcext:value-type="float">
            <text:p>45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pd,rule</text:p>
          </table:table-cell>
          <table:table-cell office:value-type="float" office:value="759" calcext:value-type="float">
            <text:p>759</text:p>
          </table:table-cell>
          <table:table-cell office:value-type="float" office:value="3.86118500982658" calcext:value-type="float">
            <text:p>3,86</text:p>
          </table:table-cell>
          <table:table-cell table:formula="of:=(1000000*[.D185])/[.C185]" office:value-type="float" office:value="5087.20027645136" calcext:value-type="float">
            <text:p>5087,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dd,rule</text:p>
          </table:table-cell>
          <table:table-cell office:value-type="float" office:value="6600" calcext:value-type="float">
            <text:p>66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86])/[.C186]" office:value-type="float" office:value="585.028031791906" calcext:value-type="float">
            <text:p>585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year,rule</text:p>
          </table:table-cell>
          <table:table-cell office:value-type="float" office:value="5291" calcext:value-type="float">
            <text:p>5291</text:p>
          </table:table-cell>
          <table:table-cell office:value-type="float" office:value="3.86118500982658" calcext:value-type="float">
            <text:p>3,86</text:p>
          </table:table-cell>
          <table:table-cell table:formula="of:=(1000000*[.D187])/[.C187]" office:value-type="float" office:value="729.76469662192" calcext:value-type="float">
            <text:p>729,7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,rule</text:p>
          </table:table-cell>
          <table:table-cell office:value-type="float" office:value="1430" calcext:value-type="float">
            <text:p>1430</text:p>
          </table:table-cell>
          <table:table-cell office:value-type="float" office:value="3.86118500982658" calcext:value-type="float">
            <text:p>3,86</text:p>
          </table:table-cell>
          <table:table-cell table:formula="of:=(1000000*[.D188])/[.C188]" office:value-type="float" office:value="2700.1293775011" calcext:value-type="float">
            <text:p>2700,1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mon,rule</text:p>
          </table:table-cell>
          <table:table-cell office:value-type="float" office:value="10571" calcext:value-type="float">
            <text:p>10571</text:p>
          </table:table-cell>
          <table:table-cell office:value-type="float" office:value="3.86118500982658" calcext:value-type="float">
            <text:p>3,86</text:p>
          </table:table-cell>
          <table:table-cell table:formula="of:=(1000000*[.D189])/[.C189]" office:value-type="float" office:value="365.262038579754" calcext:value-type="float">
            <text:p>365,2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sc,rule</text:p>
          </table:table-cell>
          <table:table-cell office:value-type="float" office:value="47080" calcext:value-type="float">
            <text:p>47080</text:p>
          </table:table-cell>
          <table:table-cell office:value-type="float" office:value="3.86118500982658" calcext:value-type="float">
            <text:p>3,86</text:p>
          </table:table-cell>
          <table:table-cell table:formula="of:=(1000000*[.D190])/[.C190]" office:value-type="float" office:value="82.0132754848467" calcext:value-type="float">
            <text:p>82,0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sc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3.86118500982658" calcext:value-type="float">
            <text:p>3,86</text:p>
          </table:table-cell>
          <table:table-cell table:formula="of:=(1000000*[.D191])/[.C191]" office:value-type="float" office:value="540.025875500221" calcext:value-type="float">
            <text:p>540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,rule</text:p>
          </table:table-cell>
          <table:table-cell office:value-type="float" office:value="1430" calcext:value-type="float">
            <text:p>1430</text:p>
          </table:table-cell>
          <table:table-cell office:value-type="float" office:value="3.86118500982658" calcext:value-type="float">
            <text:p>3,86</text:p>
          </table:table-cell>
          <table:table-cell table:formula="of:=(1000000*[.D192])/[.C192]" office:value-type="float" office:value="2700.1293775011" calcext:value-type="float">
            <text:p>2700,1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  <table:table-cell table:formula="of:=(1000000*[.D193])/[.C193]" office:value-type="float" office:value="675.032344375276" calcext:value-type="float">
            <text:p>675,0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2:31:01.3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0S</meta:editing-duration>
    <meta:editing-cycles>4</meta:editing-cycles>
    <meta:generator>LibreOffice/5.2.0.4$Windows_x86 LibreOffice_project/066b007f5ebcc236395c7d282ba488bca6720265</meta:generator>
    <dc:date>2016-08-13T22:31:29.770000000</dc:date>
    <meta:document-statistic meta:table-count="3" meta:cell-count="965" meta:object-count="0"/>
    <meta:user-defined meta:name="Info 1"/>
    <meta:user-defined meta:name="Info 2"/>
    <meta:user-defined meta:name="Info 3"/>
    <meta:user-defined meta:name="Info 4"/>
  </office:meta>
</office:document-meta>
</file>